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1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09-10" calcext:value-type="date">
            <text:p>10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0-10" calcext:value-type="date">
            <text:p>10/10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5-01-08" calcext:value-type="date">
            <text:p>08/01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4-09" calcext:value-type="date">
            <text:p>09/04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5-08" calcext:value-type="date">
            <text:p>08/05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6-09" calcext:value-type="date">
            <text:p>09/06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7-07" calcext:value-type="date">
            <text:p>07/07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8" table:formula="of:=[.C14]-[.F1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15]-[.F1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16]-[.F1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16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1:11:20.087394400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11:20.09791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50:15</meta:creation-date>
    <dc:date>2025-11-13T11:12:11.556529800</dc:date>
    <meta:print-date>2019-11-26T09:35:59.125000000</meta:print-date>
    <dc:language>pt-PT</dc:language>
    <meta:editing-cycles>481</meta:editing-cycles>
    <meta:editing-duration>PT14H18M56S</meta:editing-duration>
    <meta:document-statistic meta:table-count="1" meta:cell-count="118" meta:object-count="0"/>
    <meta:user-defined meta:name="Info 0"/>
    <meta:user-defined meta:name="Info 1"/>
    <meta:user-defined meta:name="Info 2"/>
    <meta:user-defined meta:name="Info 3"/>
  </office:meta>
</office:document-meta>
</file>